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777800002CC1000029069244C761.emf" manifest:media-type="image/x-emf"/>
  <manifest:file-entry manifest:full-path="Pictures/100000010000028A00000253C9FEA14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1.456cm" svg:height="10.502cm" draw:z-index="0"><draw:image xlink:href="Pictures/1000777800002CC1000029069244C761.emf" xlink:type="simple" xlink:show="embed" xlink:actuate="onLoad" draw:mime-type="image/x-emf"/><draw:image xlink:href="Pictures/100000010000028A00000253C9FEA1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7:19:22.483186300</meta:creation-date>
    <dc:date>2026-03-30T17:19:42.31516210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26.8.0.0.alpha0$Windows_X86_64 LibreOffice_project/45732d19db613f45902fd7c953f359ec39d04ec3</meta:generator>
  </office:meta>
</office:document-meta>
</file>